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abe7" officeooo:paragraph-rsid="0014abe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abe7" officeooo:paragraph-rsid="0014abe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4bf92" officeooo:paragraph-rsid="0014bf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Básico - Lista 1</text:p>
      <text:p text:style-name="P1"/>
      <text:p text:style-name="P1">Conceitos Englobados: Sintaxe básica; Tipos de Dados; Operadores Lógicos; Estruturas Condicionais; Estruturas de Repetição;</text:p>
      <text:p text:style-name="P1"/>
      <text:p text:style-name="P3">Exercícios</text:p>
      <text:p text:style-name="P1"/>
      <text:p text:style-name="P3">0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8:44:43.033672061</meta:creation-date>
    <dc:date>2018-02-18T20:31:01.498430084</dc:date>
    <meta:editing-duration>PT1H46M20S</meta:editing-duration>
    <meta:editing-cycles>2</meta:editing-cycles>
    <meta:generator>LibreOffice/5.4.0.3$Linux_X86_64 LibreOffice_project/7556cbc6811c9d992f4064ab9287069087d7f62c</meta:generator>
    <meta:document-statistic meta:table-count="0" meta:image-count="0" meta:object-count="0" meta:page-count="1" meta:paragraph-count="4" meta:word-count="22" meta:character-count="160" meta:non-whitespace-character-count="141"/>
  </office:meta>
</office:document-meta>
</file>